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reformatted_20_Text">#include &lt;stdio.h&gt;</text:p>
      <text:p text:style-name="Preformatted_20_Text">#include &lt;stdlib.h&gt;</text:p>
      <text:p text:style-name="Preformatted_20_Text">#include &lt;unistd.h&gt;</text:p>
      <text:p text:style-name="Preformatted_20_Text">#include &lt;sys/socket.h&gt;</text:p>
      <text:p text:style-name="Preformatted_20_Text">#include &lt;netinet/in.h&gt;</text:p>
      <text:p text:style-name="Preformatted_20_Text">#include &lt;pthread.h&gt;</text:p>
      <text:p text:style-name="Preformatted_20_Text"/>
      <text:p text:style-name="Preformatted_20_Text">#define PORT 8000</text:p>
      <text:p text:style-name="Preformatted_20_Text"/>
      <text:p text:style-name="Preformatted_20_Text">struct recv {</text:p>
      <text:p text:style-name="Preformatted_20_Text"><text:s text:c="8"/>int num;</text:p>
      <text:p text:style-name="Preformatted_20_Text"><text:s text:c="8"/>int client_fd;</text:p>
      <text:p text:style-name="Preformatted_20_Text"><text:s text:c="8"/>int* code;</text:p>
      <text:p text:style-name="Preformatted_20_Text"><text:s text:c="8"/>int* busy;</text:p>
      <text:p text:style-name="Preformatted_20_Text">};</text:p>
      <text:p text:style-name="Preformatted_20_Text"/>
      <text:p text:style-name="Preformatted_20_Text">void* serverRecv(void* recvData) {</text:p>
      <text:p text:style-name="Preformatted_20_Text"><text:s text:c="8"/>struct recv data = *((struct recv*) recvData);</text:p>
      <text:p text:style-name="Preformatted_20_Text"><text:s text:c="8"/></text:p>
      <text:p text:style-name="Preformatted_20_Text"><text:s text:c="8"/>while(1) {</text:p>
      <text:p text:style-name="Preformatted_20_Text"><text:s text:c="16"/>if(recv(data.client_fd, data.code, sizeof(int), 0) &lt; 0) {</text:p>
      <text:p text:style-name="Preformatted_20_Text"><text:s text:c="24"/>printf("Chopstick %d lost\n", data.num + 1);</text:p>
      <text:p text:style-name="Preformatted_20_Text"><text:s text:c="24"/>exit(1);</text:p>
      <text:p text:style-name="Preformatted_20_Text"><text:s text:c="16"/>}</text:p>
      <text:p text:style-name="Preformatted_20_Text"><text:s text:c="16"/></text:p>
      <text:p text:style-name="Preformatted_20_Text"><text:s text:c="16"/>if(*(data.code) == 0) {</text:p>
      <text:p text:style-name="Preformatted_20_Text"><text:s text:c="24"/>// Chopstick sends status to philosopher</text:p>
      <text:p text:style-name="Preformatted_20_Text"><text:s text:c="24"/></text:p>
      <text:p text:style-name="Preformatted_20_Text"><text:s text:c="24"/>if(send(data.client_fd, data.busy, sizeof(int), 0) &lt; 0) {</text:p>
      <text:p text:style-name="Preformatted_20_Text"><text:s text:c="32"/>printf("Chopstick %d lost\n", data.num + 1);</text:p>
      <text:p text:style-name="Preformatted_20_Text"><text:s text:c="32"/>exit(1);</text:p>
      <text:p text:style-name="Preformatted_20_Text"><text:s text:c="24"/>}</text:p>
      <text:p text:style-name="Preformatted_20_Text"><text:s text:c="16"/>} else if (*(data.code) == 1) {</text:p>
      <text:p text:style-name="Preformatted_20_Text"><text:s text:c="24"/>if(*(data.busy) != 1) {</text:p>
      <text:p text:style-name="Preformatted_20_Text"><text:s text:c="32"/>// Philosopher makes chopstick busy</text:p>
      <text:p text:style-name="Preformatted_20_Text"><text:s text:c="32"/></text:p>
      <text:p text:style-name="Preformatted_20_Text"><text:s text:c="32"/>*(data.busy) = 1;</text:p>
      <text:p text:style-name="Preformatted_20_Text"><text:s text:c="32"/>*(data.code) = 1;</text:p>
      <text:p text:style-name="Preformatted_20_Text"><text:s text:c="24"/>} else {</text:p>
      <text:p text:style-name="Preformatted_20_Text"><text:s text:c="32"/>// Chopstick already busy</text:p>
      <text:p text:style-name="Preformatted_20_Text"><text:s text:c="32"/></text:p>
      <text:p text:style-name="Preformatted_20_Text"><text:s text:c="32"/>*(data.code) = 3;</text:p>
      <text:p text:style-name="Preformatted_20_Text"><text:s text:c="24"/>}</text:p>
      <text:p text:style-name="Preformatted_20_Text"><text:s text:c="24"/></text:p>
      <text:p text:style-name="Preformatted_20_Text"><text:s text:c="24"/>if(send(data.client_fd, data.code, sizeof(int), 0) &lt; 0) {</text:p>
      <text:p text:style-name="Preformatted_20_Text"><text:s text:c="32"/>printf("Chopstick %d lost\n", data.num + 1);</text:p>
      <text:p text:style-name="Preformatted_20_Text"><text:s text:c="32"/>exit(1);</text:p>
      <text:p text:style-name="Preformatted_20_Text"><text:s text:c="24"/>}</text:p>
      <text:p text:style-name="Preformatted_20_Text"><text:s text:c="16"/>} else if (*(data.code) == 2) {</text:p>
      <text:p text:style-name="Preformatted_20_Text"><text:s text:c="24"/>// Philosopher makes chopstick free</text:p>
      <text:p text:style-name="Preformatted_20_Text"><text:s text:c="24"/></text:p>
      <text:p text:style-name="Preformatted_20_Text"><text:s text:c="24"/>*(data.busy) = 0;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/>
      <text:p text:style-name="Preformatted_20_Text">void server(int num) {</text:p>
      <text:p text:style-name="Preformatted_20_Text"><text:s text:c="8"/>int server_fd, client_fd1, client_fd2;</text:p>
      <text:p text:style-name="Preformatted_20_Text"><text:s text:c="8"/>struct sockaddr_in address;</text:p>
      <text:p text:style-name="Preformatted_20_Text"><text:soft-page-break/><text:s text:c="8"/>int addrlen = sizeof(address);</text:p>
      <text:p text:style-name="Preformatted_20_Text"><text:s text:c="8"/>int code, busy = 0;</text:p>
      <text:p text:style-name="Preformatted_20_Text"><text:s text:c="8"/></text:p>
      <text:p text:style-name="Preformatted_20_Text"><text:s text:c="8"/>if((server_fd = socket(AF_INET, SOCK_STREAM, 0)) &lt; 0) {</text:p>
      <text:p text:style-name="Preformatted_20_Text"><text:s text:c="16"/>printf("Chopstick %d lost\n", num + 1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address.sin_family = AF_INET;</text:p>
      <text:p text:style-name="Preformatted_20_Text"><text:s text:c="8"/>address.sin_addr.s_addr = INADDR_ANY;</text:p>
      <text:p text:style-name="Preformatted_20_Text"><text:s text:c="8"/>address.sin_port = htons(PORT + num);</text:p>
      <text:p text:style-name="Preformatted_20_Text"><text:s text:c="8"/></text:p>
      <text:p text:style-name="Preformatted_20_Text"><text:s text:c="8"/>if(bind(server_fd, (struct sockaddr*) &amp;address, addrlen) &lt; 0) {</text:p>
      <text:p text:style-name="Preformatted_20_Text"><text:s text:c="16"/>printf("Chopstick %d lost\n", num + 1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listen(server_fd, 2) &lt; 0) {</text:p>
      <text:p text:style-name="Preformatted_20_Text"><text:s text:c="16"/>printf("Chopstick %d lost\n", num + 1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(client_fd1 = accept(server_fd, (struct sockaddr*) &amp;address, (socklen_t*) &amp;addrlen)) &lt; 0) {</text:p>
      <text:p text:style-name="Preformatted_20_Text"><text:s text:c="16"/>printf("Chopstick %d lost\n", num + 1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(client_fd2 = accept(server_fd, (struct sockaddr*) &amp;address, (socklen_t*) &amp;addrlen)) &lt; 0) {</text:p>
      <text:p text:style-name="Preformatted_20_Text"><text:s text:c="16"/>printf("Chopstick %d lost\n", num + 1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// Two parallel threads to receive request from two philosophers</text:p>
      <text:p text:style-name="Preformatted_20_Text"><text:s text:c="8"/></text:p>
      <text:p text:style-name="Preformatted_20_Text"><text:s text:c="8"/>pthread_t tid1, tid2;</text:p>
      <text:p text:style-name="Preformatted_20_Text"><text:s text:c="8"/>struct recv data1, data2;</text:p>
      <text:p text:style-name="Preformatted_20_Text"><text:s text:c="8"/></text:p>
      <text:p text:style-name="Preformatted_20_Text"><text:s text:c="8"/>data1.num = num;</text:p>
      <text:p text:style-name="Preformatted_20_Text"><text:s text:c="8"/>data2.num = num;</text:p>
      <text:p text:style-name="Preformatted_20_Text"><text:s text:c="8"/></text:p>
      <text:p text:style-name="Preformatted_20_Text"><text:s text:c="8"/>data1.client_fd = client_fd1;</text:p>
      <text:p text:style-name="Preformatted_20_Text"><text:s text:c="8"/>data2.client_fd = client_fd2;</text:p>
      <text:p text:style-name="Preformatted_20_Text"><text:s text:c="8"/></text:p>
      <text:p text:style-name="Preformatted_20_Text"><text:s text:c="8"/>data1.code = &amp;code;</text:p>
      <text:p text:style-name="Preformatted_20_Text"><text:s text:c="8"/>data2.code = &amp;code;</text:p>
      <text:p text:style-name="Preformatted_20_Text"><text:s text:c="8"/></text:p>
      <text:p text:style-name="Preformatted_20_Text"><text:s text:c="8"/>data1.busy = &amp;busy;</text:p>
      <text:p text:style-name="Preformatted_20_Text"><text:s text:c="8"/>data2.busy = &amp;busy;</text:p>
      <text:p text:style-name="Preformatted_20_Text"><text:s text:c="8"/></text:p>
      <text:p text:style-name="Preformatted_20_Text"><text:s text:c="8"/>pthread_create(&amp;tid1, NULL, serverRecv, &amp;data1);</text:p>
      <text:p text:style-name="Preformatted_20_Text"><text:s text:c="8"/></text:p>
      <text:p text:style-name="Preformatted_20_Text"><text:s text:c="8"/>pthread_create(&amp;tid2, NULL, serverRecv, &amp;data2);</text:p>
      <text:p text:style-name="Preformatted_20_Text"><text:s text:c="8"/></text:p>
      <text:p text:style-name="Preformatted_20_Text"><text:s text:c="8"/>pthread_join(tid1, NULL);</text:p>
      <text:p text:style-name="Preformatted_20_Text"><text:s text:c="8"/></text:p>
      <text:p text:style-name="Preformatted_20_Text"><text:s text:c="8"/>pthread_join(tid2, NULL);</text:p>
      <text:p text:style-name="Preformatted_20_Text"><text:s text:c="8"/></text:p>
      <text:p text:style-name="Preformatted_20_Text"><text:s text:c="8"/>close(server_fd);</text:p>
      <text:p text:style-name="Preformatted_20_Text"><text:s text:c="8"/>close(client_fd1);</text:p>
      <text:p text:style-name="Preformatted_20_Text"><text:s text:c="8"/>close(client_fd2);</text:p>
      <text:p text:style-name="Preformatted_20_Text">}</text:p>
      <text:p text:style-name="Preformatted_20_Text"/>
      <text:p text:style-name="Preformatted_20_Text"><text:soft-page-break/>void client(int num) {</text:p>
      <text:p text:style-name="Preformatted_20_Text"><text:s text:c="8"/>int client_fd1, client_fd2, code;</text:p>
      <text:p text:style-name="Preformatted_20_Text"><text:s text:c="8"/>struct sockaddr_in serv_addr1, serv_addr2;</text:p>
      <text:p text:style-name="Preformatted_20_Text"><text:s text:c="8"/></text:p>
      <text:p text:style-name="Preformatted_20_Text"><text:s text:c="8"/>if((client_fd1 = socket(AF_INET, SOCK_STREAM, 0)) &lt; 0) {</text:p>
      <text:p text:style-name="Preformatted_20_Text"><text:s text:c="16"/>printf("Philosopher %d left\n", num + 1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(client_fd2 = socket(AF_INET, SOCK_STREAM, 0)) &lt; 0) {</text:p>
      <text:p text:style-name="Preformatted_20_Text"><text:s text:c="16"/>printf("Philosopher %d left\n", num + 1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serv_addr1.sin_family = AF_INET;</text:p>
      <text:p text:style-name="Preformatted_20_Text"><text:s text:c="8"/>serv_addr1.sin_addr.s_addr = INADDR_ANY;</text:p>
      <text:p text:style-name="Preformatted_20_Text"><text:s text:c="8"/>serv_addr1.sin_port = htons(PORT + num);</text:p>
      <text:p text:style-name="Preformatted_20_Text"><text:s text:c="8"/></text:p>
      <text:p text:style-name="Preformatted_20_Text"><text:s text:c="8"/>serv_addr2.sin_family = AF_INET;</text:p>
      <text:p text:style-name="Preformatted_20_Text"><text:s text:c="8"/>serv_addr2.sin_addr.s_addr = INADDR_ANY;</text:p>
      <text:p text:style-name="Preformatted_20_Text"><text:s text:c="8"/>serv_addr2.sin_port = htons(PORT + (num + 1) % 5);</text:p>
      <text:p text:style-name="Preformatted_20_Text"><text:s text:c="8"/></text:p>
      <text:p text:style-name="Preformatted_20_Text"><text:s text:c="8"/>if(connect(client_fd1, (struct sockaddr*) &amp;serv_addr1, sizeof(serv_addr1)) &lt; 0) {</text:p>
      <text:p text:style-name="Preformatted_20_Text"><text:s text:c="16"/>printf("Philosopher %d left\n", num + 1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connect(client_fd2, (struct sockaddr*) &amp;serv_addr2, sizeof(serv_addr2)) &lt; 0) {</text:p>
      <text:p text:style-name="Preformatted_20_Text"><text:s text:c="16"/>printf("Philosopher %d left\n", num + 1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while(1) {</text:p>
      <text:p text:style-name="Preformatted_20_Text"><text:s text:c="16"/>sleep(1);</text:p>
      <text:p text:style-name="Preformatted_20_Text"><text:s text:c="16"/></text:p>
      <text:p text:style-name="Preformatted_20_Text"><text:s text:c="16"/>code = 0;</text:p>
      <text:p text:style-name="Preformatted_20_Text"><text:s text:c="16"/></text:p>
      <text:p text:style-name="Preformatted_20_Text"><text:s text:c="16"/>// Philosopher requests status of left chopstick</text:p>
      <text:p text:style-name="Preformatted_20_Text"><text:s text:c="16"/></text:p>
      <text:p text:style-name="Preformatted_20_Text"><text:s text:c="16"/>printf("Philosopher %d is hungry\n", num + 1);</text:p>
      <text:p text:style-name="Preformatted_20_Text"><text:s text:c="16"/></text:p>
      <text:p text:style-name="Preformatted_20_Text"><text:s text:c="16"/>if(send(client_fd1, &amp;code, sizeof(int), 0) &lt; 0) {</text:p>
      <text:p text:style-name="Preformatted_20_Text"><text:s text:c="24"/>printf("Philosopher %d left\n", num + 1);</text:p>
      <text:p text:style-name="Preformatted_20_Text"><text:s text:c="24"/>exit(1);</text:p>
      <text:p text:style-name="Preformatted_20_Text"><text:s text:c="16"/>} else {</text:p>
      <text:p text:style-name="Preformatted_20_Text"><text:s text:c="24"/>int busy;</text:p>
      <text:p text:style-name="Preformatted_20_Text"><text:s text:c="24"/></text:p>
      <text:p text:style-name="Preformatted_20_Text"><text:s text:c="24"/>if(recv(client_fd1, &amp;busy, sizeof(int), 0) &lt; 0) {</text:p>
      <text:p text:style-name="Preformatted_20_Text"><text:s text:c="32"/>printf("Philosopher %d left\n", num + 1);</text:p>
      <text:p text:style-name="Preformatted_20_Text"><text:s text:c="32"/>exit(1);</text:p>
      <text:p text:style-name="Preformatted_20_Text"><text:s text:c="24"/>} else {</text:p>
      <text:p text:style-name="Preformatted_20_Text"><text:s text:c="32"/>if(busy) {</text:p>
      <text:p text:style-name="Preformatted_20_Text"><text:s text:c="40"/>//Chopstick busy</text:p>
      <text:p text:style-name="Preformatted_20_Text"><text:s text:c="40"/></text:p>
      <text:p text:style-name="Preformatted_20_Text"><text:s text:c="40"/>continue;</text:p>
      <text:p text:style-name="Preformatted_20_Text"><text:s text:c="32"/>} else {</text:p>
      <text:p text:style-name="Preformatted_20_Text"><text:s text:c="40"/>code = 0;</text:p>
      <text:p text:style-name="Preformatted_20_Text"><text:s text:c="40"/></text:p>
      <text:p text:style-name="Preformatted_20_Text"><text:s text:c="40"/>// Philosopher requests status of right chopstick</text:p>
      <text:p text:style-name="Preformatted_20_Text"><text:s text:c="40"/></text:p>
      <text:p text:style-name="Preformatted_20_Text"><text:soft-page-break/><text:s text:c="40"/>if(send(client_fd2, &amp;code, sizeof(int), 0) &lt; 0) {</text:p>
      <text:p text:style-name="Preformatted_20_Text"><text:s text:c="48"/>printf("Philosopher %d left\n", num + 1);</text:p>
      <text:p text:style-name="Preformatted_20_Text"><text:s text:c="48"/>exit(1);</text:p>
      <text:p text:style-name="Preformatted_20_Text"><text:s text:c="40"/>} else {</text:p>
      <text:p text:style-name="Preformatted_20_Text"><text:s text:c="96"/></text:p>
      <text:p text:style-name="Preformatted_20_Text"><text:s text:c="48"/>if(recv(client_fd2, &amp;busy, sizeof(int), 0) &lt; 0) {</text:p>
      <text:p text:style-name="Preformatted_20_Text"><text:s text:c="56"/>printf("Philosopher %d left\n", num + 1);</text:p>
      <text:p text:style-name="Preformatted_20_Text"><text:s text:c="56"/>exit(1);</text:p>
      <text:p text:style-name="Preformatted_20_Text"><text:s text:c="48"/>} else {</text:p>
      <text:p text:style-name="Preformatted_20_Text"><text:s text:c="56"/>if(busy) {</text:p>
      <text:p text:style-name="Preformatted_20_Text"><text:s text:c="64"/>// Chopstick busy</text:p>
      <text:p text:style-name="Preformatted_20_Text"><text:s text:c="64"/></text:p>
      <text:p text:style-name="Preformatted_20_Text"><text:s text:c="64"/>continue;</text:p>
      <text:p text:style-name="Preformatted_20_Text"><text:s text:c="56"/>} else {</text:p>
      <text:p text:style-name="Preformatted_20_Text"><text:s text:c="64"/>code = 1;</text:p>
      <text:p text:style-name="Preformatted_20_Text"><text:s text:c="64"/></text:p>
      <text:p text:style-name="Preformatted_20_Text"><text:s text:c="64"/>// Philosopher tries to make left chopstick busy</text:p>
      <text:p text:style-name="Preformatted_20_Text"><text:s text:c="64"/></text:p>
      <text:p text:style-name="Preformatted_20_Text"><text:s text:c="64"/>if(send(client_fd1, &amp;code, sizeof(int), 0) &lt; 0) {</text:p>
      <text:p text:style-name="Preformatted_20_Text"><text:s text:c="72"/>printf("Philosopher %d left\n", num + 1);</text:p>
      <text:p text:style-name="Preformatted_20_Text"><text:s text:c="72"/>exit(1);</text:p>
      <text:p text:style-name="Preformatted_20_Text"><text:s text:c="64"/>} else {</text:p>
      <text:p text:style-name="Preformatted_20_Text"><text:s text:c="72"/>if(recv(client_fd1, &amp;code, sizeof(int), 0) &lt; 0) {</text:p>
      <text:p text:style-name="Preformatted_20_Text"><text:s text:c="80"/>printf("Philosopher %d left\n", num + 1);</text:p>
      <text:p text:style-name="Preformatted_20_Text"><text:s text:c="80"/>exit(1);</text:p>
      <text:p text:style-name="Preformatted_20_Text"><text:s text:c="72"/>} else {</text:p>
      <text:p text:style-name="Preformatted_20_Text"><text:s text:c="80"/>if(code == 3) // Chopstick already busy</text:p>
      <text:p text:style-name="Preformatted_20_Text"><text:s text:c="88"/>continue;</text:p>
      <text:p text:style-name="Preformatted_20_Text"><text:s text:c="72"/>}</text:p>
      <text:p text:style-name="Preformatted_20_Text"><text:s text:c="64"/>}</text:p>
      <text:p text:style-name="Preformatted_20_Text"><text:s text:c="64"/></text:p>
      <text:p text:style-name="Preformatted_20_Text"><text:s text:c="64"/>// Philosopher tries to make right chopstick busy</text:p>
      <text:p text:style-name="Preformatted_20_Text"><text:s text:c="64"/></text:p>
      <text:p text:style-name="Preformatted_20_Text"><text:s text:c="64"/>if(send(client_fd2, &amp;code, sizeof(int), 0) &lt; 0) {</text:p>
      <text:p text:style-name="Preformatted_20_Text"><text:s text:c="72"/>exit(1);</text:p>
      <text:p text:style-name="Preformatted_20_Text"><text:s text:c="72"/>printf("Philosopher %d left\n", num + 1);</text:p>
      <text:p text:style-name="Preformatted_20_Text"><text:s text:c="64"/>} else {</text:p>
      <text:p text:style-name="Preformatted_20_Text"><text:s text:c="72"/>if(recv(client_fd2, &amp;code, sizeof(int), 0) &lt; 0) {</text:p>
      <text:p text:style-name="Preformatted_20_Text"><text:s text:c="80"/>printf("Philosopher %d left\n", num + 1);</text:p>
      <text:p text:style-name="Preformatted_20_Text"><text:s text:c="80"/>exit(1); <text:s text:c="15"/></text:p>
      <text:p text:style-name="Preformatted_20_Text"><text:s text:c="72"/>} else {</text:p>
      <text:p text:style-name="Preformatted_20_Text"><text:s text:c="80"/>if(code == 3) {</text:p>
      <text:p text:style-name="Preformatted_20_Text"><text:s text:c="88"/>// Chopstick already busy</text:p>
      <text:p text:style-name="Preformatted_20_Text"><text:soft-page-break/><text:s text:c="88"/></text:p>
      <text:p text:style-name="Preformatted_20_Text"><text:s text:c="88"/>code = 2;</text:p>
      <text:p text:style-name="Preformatted_20_Text"><text:s text:c="88"/></text:p>
      <text:p text:style-name="Preformatted_20_Text"><text:s text:c="88"/>// Philosopher makes left chopstick free</text:p>
      <text:p text:style-name="Preformatted_20_Text"><text:s text:c="88"/></text:p>
      <text:p text:style-name="Preformatted_20_Text"><text:s text:c="88"/>if(send(client_fd1, &amp;code, sizeof(int), 0) &lt; 0) {</text:p>
      <text:p text:style-name="Preformatted_20_Text"><text:s text:c="96"/>printf("Philosopher %d left\n", num + 1);</text:p>
      <text:p text:style-name="Preformatted_20_Text"><text:s text:c="96"/>exit(1);</text:p>
      <text:p text:style-name="Preformatted_20_Text"><text:s text:c="88"/>} </text:p>
      <text:p text:style-name="Preformatted_20_Text"><text:s text:c="88"/></text:p>
      <text:p text:style-name="Preformatted_20_Text"><text:s text:c="88"/>continue;</text:p>
      <text:p text:style-name="Preformatted_20_Text"><text:s text:c="80"/>}</text:p>
      <text:p text:style-name="Preformatted_20_Text"><text:s text:c="72"/>}</text:p>
      <text:p text:style-name="Preformatted_20_Text"><text:s text:c="64"/>}</text:p>
      <text:p text:style-name="Preformatted_20_Text"><text:s text:c="64"/></text:p>
      <text:p text:style-name="Preformatted_20_Text"><text:s text:c="64"/>sleep(1);</text:p>
      <text:p text:style-name="Preformatted_20_Text"><text:s text:c="64"/></text:p>
      <text:p text:style-name="Preformatted_20_Text"><text:s text:c="64"/>printf("Philosopher %d takes chopsticks %d and %d up and is eating\n", num + 1, num + 1, ((num + 1) % 5) + 1);</text:p>
      <text:p text:style-name="Preformatted_20_Text"><text:s text:c="64"/></text:p>
      <text:p text:style-name="Preformatted_20_Text"><text:s text:c="64"/>sleep(1);</text:p>
      <text:p text:style-name="Preformatted_20_Text"><text:s text:c="64"/></text:p>
      <text:p text:style-name="Preformatted_20_Text"><text:s text:c="64"/>printf("Philosopher %d puts chopsticks %d and %d down and is thinking\n", num + 1, num + 1, ((num + 1) % 5) + 1);</text:p>
      <text:p text:style-name="Preformatted_20_Text"><text:s text:c="64"/></text:p>
      <text:p text:style-name="Preformatted_20_Text"><text:s text:c="64"/>code = 2;</text:p>
      <text:p text:style-name="Preformatted_20_Text"><text:s text:c="64"/></text:p>
      <text:p text:style-name="Preformatted_20_Text"><text:s text:c="64"/>// Philosopher frees both chopsticks</text:p>
      <text:p text:style-name="Preformatted_20_Text"><text:s text:c="64"/></text:p>
      <text:p text:style-name="Preformatted_20_Text"><text:s text:c="64"/>if(send(client_fd1, &amp;code, sizeof(int), 0) &lt; 0) {</text:p>
      <text:p text:style-name="Preformatted_20_Text"><text:s text:c="72"/>printf("Philosopher %d left\n", num + 1);</text:p>
      <text:p text:style-name="Preformatted_20_Text"><text:s text:c="72"/>exit(1);</text:p>
      <text:p text:style-name="Preformatted_20_Text"><text:s text:c="64"/>}</text:p>
      <text:p text:style-name="Preformatted_20_Text"><text:s text:c="64"/></text:p>
      <text:p text:style-name="Preformatted_20_Text"><text:s text:c="64"/>if(send(client_fd2, &amp;code, sizeof(int), 0) &lt; 0) {</text:p>
      <text:p text:style-name="Preformatted_20_Text"><text:s text:c="72"/>printf("Philosopher %d left\n", num + 1);</text:p>
      <text:p text:style-name="Preformatted_20_Text"><text:s text:c="72"/>exit(1);</text:p>
      <text:p text:style-name="Preformatted_20_Text"><text:s text:c="64"/>}</text:p>
      <text:p text:style-name="Preformatted_20_Text"><text:s text:c="64"/></text:p>
      <text:p text:style-name="Preformatted_20_Text"><text:s text:c="64"/>// Philosophers who ate wait longer for priority service</text:p>
      <text:p text:style-name="Preformatted_20_Text"><text:s text:c="64"/></text:p>
      <text:p text:style-name="Preformatted_20_Text"><text:s text:c="64"/>sleep(2);</text:p>
      <text:p text:style-name="Preformatted_20_Text"><text:s text:c="56"/>}</text:p>
      <text:p text:style-name="Preformatted_20_Text"><text:s text:c="48"/>}</text:p>
      <text:p text:style-name="Preformatted_20_Text"><text:s text:c="40"/>}</text:p>
      <text:p text:style-name="Preformatted_20_Text"><text:s text:c="32"/>}</text:p>
      <text:p text:style-name="Preformatted_20_Text"><text:s text:c="24"/>}</text:p>
      <text:p text:style-name="Preformatted_20_Text"><text:s text:c="16"/>}</text:p>
      <text:p text:style-name="Preformatted_20_Text"><text:soft-page-break/><text:s text:c="8"/>}</text:p>
      <text:p text:style-name="Preformatted_20_Text"><text:s text:c="8"/></text:p>
      <text:p text:style-name="Preformatted_20_Text"><text:s text:c="8"/>close(client_fd1);</text:p>
      <text:p text:style-name="Preformatted_20_Text"><text:s text:c="8"/>close(client_fd2);</text:p>
      <text:p text:style-name="Preformatted_20_Text">}</text:p>
      <text:p text:style-name="Preformatted_20_Text"/>
      <text:p text:style-name="Preformatted_20_Text">void main() {</text:p>
      <text:p text:style-name="Preformatted_20_Text"><text:s text:c="8"/>printf("There are 5 philosophers and 5 chopsticks\n"); <text:s/></text:p>
      <text:p text:style-name="Preformatted_20_Text"><text:s text:c="8"/></text:p>
      <text:p text:style-name="Preformatted_20_Text"><text:s text:c="8"/>for (int i = 0; i &lt; 5; i++) {</text:p>
      <text:p text:style-name="Preformatted_20_Text"><text:s text:c="16"/>printf("Philosopher %d is thinking\n", i + 1);</text:p>
      <text:p text:style-name="Preformatted_20_Text"><text:s text:c="16"/></text:p>
      <text:p text:style-name="Preformatted_20_Text"><text:s text:c="16"/>if(fork() != 0) {</text:p>
      <text:p text:style-name="Preformatted_20_Text"><text:s text:c="24"/>server(i); // 5 Chopsticks</text:p>
      <text:p text:style-name="Preformatted_20_Text"><text:s text:c="24"/>break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for (int i = 0; i &lt; 5; i++) {</text:p>
      <text:p text:style-name="Preformatted_20_Text"><text:s text:c="16"/>if(fork() != 0) {</text:p>
      <text:p text:style-name="Preformatted_20_Text"><text:s text:c="24"/>client(i); // 5 Philosophers</text:p>
      <text:p text:style-name="Preformatted_20_Text"><text:s text:c="24"/>break;</text:p>
      <text:p text:style-name="Preformatted_20_Text"><text:s text:c="16"/>}</text:p>
      <text:p text:style-name="Preformatted_20_Text"><text:s text:c="8"/>}</text:p>
      <text:p text:style-name="P4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/text:h>
      <text:p text:style-name="P2">OUTPUT</text:p>
      <text:p text:style-name="P3">amal@amal-TUF-Gaming-FX705DT-FX705DT:~/cnlab/expt6$ ./a.out </text:p>
      <text:p text:style-name="Standard">There are 5 philosophers and 5 chopsticks</text:p>
      <text:p text:style-name="Standard">Philosopher 1 is thinking</text:p>
      <text:p text:style-name="Standard">Philosopher 2 is thinking</text:p>
      <text:p text:style-name="Standard">Philosopher 3 is thinking</text:p>
      <text:p text:style-name="Standard">Philosopher 4 is thinking</text:p>
      <text:p text:style-name="Standard">Philosopher 5 is thinking</text:p>
      <text:p text:style-name="Standard">Philosopher 1 is hungry</text:p>
      <text:p text:style-name="Standard">Philosopher 3 is hungry</text:p>
      <text:p text:style-name="Standard">Philosopher 2 is hungry</text:p>
      <text:p text:style-name="Standard">Philosopher 4 is hungry</text:p>
      <text:p text:style-name="Standard">Philosopher 5 is hungry</text:p>
      <text:p text:style-name="Standard">Philosopher 3 takes chopsticks 3 and 4 up and is eating</text:p>
      <text:p text:style-name="Standard">Philosopher 1 is hungry</text:p>
      <text:p text:style-name="Standard">Philosopher 4 is hungry</text:p>
      <text:p text:style-name="Standard">Philosopher 2 is hungry</text:p>
      <text:p text:style-name="Standard">Philosopher 5 takes chopsticks 5 and 1 up and is eating</text:p>
      <text:p text:style-name="Standard">Philosopher 1 is hungry</text:p>
      <text:p text:style-name="Standard">Philosopher 4 is hungry</text:p>
      <text:p text:style-name="Standard">Philosopher 3 puts chopsticks 3 and 4 down and is thinking</text:p>
      <text:p text:style-name="Standard">Philosopher 5 puts chopsticks 5 and 1 down and is thinking</text:p>
      <text:p text:style-name="Standard">Philosopher 2 is hungry</text:p>
      <text:p text:style-name="Standard">Philosopher 2 takes chopsticks 2 and 3 up and is eating</text:p>
      <text:p text:style-name="Standard">Philosopher 4 is hungry</text:p>
      <text:p text:style-name="Standard">Philosopher 1 is hungry</text:p>
      <text:p text:style-name="Standard">Philosopher 2 puts chopsticks 2 and 3 down and is thinking</text:p>
      <text:p text:style-name="Standard">Philosopher 1 is hungry</text:p>
      <text:p text:style-name="Standard">Philosopher 4 takes chopsticks 4 and 5 up and is eating</text:p>
      <text:p text:style-name="Standard">Philosopher 5 is hungry</text:p>
      <text:p text:style-name="Standard">Philosopher 3 is hungry</text:p>
      <text:p text:style-name="Standard">Philosopher 4 puts chopsticks 4 and 5 down and is thinking</text:p>
      <text:p text:style-name="Standard">Philosopher 1 takes chopsticks 1 and 2 up and is eating</text:p>
      <text:p text:style-name="Standard">Philosopher 5 is hungry</text:p>
      <text:p text:style-name="Standard">Philosopher 3 is hungry</text:p>
      <text:p text:style-name="Standard">Philosopher 1 puts chopsticks 1 and 2 down and is thinking</text:p>
      <text:p text:style-name="Standard">Philosopher 5 is hungry</text:p>
      <text:p text:style-name="Standard">Philosopher 2 is hungry</text:p>
      <text:p text:style-name="Standard">Philosopher 3 takes chopsticks 3 and 4 up and is eating</text:p>
      <text:p text:style-name="Standard">Philosopher 4 is hungry</text:p>
      <text:p text:style-name="Standard">Philosopher 3 puts chopsticks 3 and 4 down and is thinking</text:p>
      <text:p text:style-name="Standard">Philosopher 2 is hungry</text:p>
      <text:p text:style-name="Standard">Philosopher 5 takes chopsticks 5 and 1 up and is eating</text:p>
      <text:p text:style-name="Standard">Philosopher 2 takes chopsticks 2 and 3 up and is eating</text:p>
      <text:p text:style-name="Standard">Philosopher 5 puts chopsticks 5 and 1 down and is thinking</text:p>
      <text:p text:style-name="Standard">Philosopher 4 is hungry</text:p>
      <text:p text:style-name="Standard">Philosopher 1 is hungry</text:p>
      <text:p text:style-name="Standard">Philosopher 2 puts chopsticks 2 and 3 down and is thinking</text:p>
      <text:p text:style-name="Standard">Philosopher 1 is hungry</text:p>
      <text:p text:style-name="Standard">Philosopher 4 takes chopsticks 4 and 5 up and is eating</text:p>
      <text:p text:style-name="Standard"><text:soft-page-break/>Philosopher 3 is hungry</text:p>
      <text:p text:style-name="Standard">Philosopher 4 puts chopsticks 4 and 5 down and is thinking</text:p>
      <text:p text:style-name="Standard">Philosopher 1 takes chopsticks 1 and 2 up and is eating</text:p>
      <text:p text:style-name="Standard">Philosopher 5 is hungry</text:p>
      <text:p text:style-name="Standard">Philosopher 1 puts chopsticks 1 and 2 down and is thinking</text:p>
      <text:p text:style-name="Standard">Philosopher 3 takes chopsticks 3 and 4 up and is eating</text:p>
      <text:p text:style-name="Standard">Philosopher 2 is hungry</text:p>
      <text:p text:style-name="Standard">Philosopher 5 is hungry</text:p>
      <text:p text:style-name="Standard">Philosopher 3 puts chopsticks 3 and 4 down and is thinking</text:p>
      <text:p text:style-name="Standard">Philosopher 4 is hungry</text:p>
      <text:p text:style-name="Standard">Philosopher 5 is hungry</text:p>
      <text:p text:style-name="Standard">Philosopher 2 takes chopsticks 2 and 3 up and is eating</text:p>
      <text:p text:style-name="Standard">Philosopher 1 is hungry</text:p>
      <text:p text:style-name="Standard">Philosopher 2 puts chopsticks 2 and 3 down and is thinking</text:p>
      <text:p text:style-name="Standard">Philosopher 5 is hungry</text:p>
      <text:p text:style-name="Standard">Philosopher 4 takes chopsticks 4 and 5 up and is ea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29T10:51:04.168613386</dc:date>
    <meta:editing-duration>PT35M43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8" meta:paragraph-count="356" meta:word-count="1276" meta:character-count="16561" meta:non-whitespace-character-count="6814"/>
  </office:meta>
</office:document-meta>
</file>